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20pt" fo:language="en" fo:country="GB" style:font-size-asian="20pt" style:font-size-complex="20pt"/>
    </style:style>
    <style:style style:name="P2" style:family="paragraph" style:parent-style-name="Standard">
      <style:text-properties style:font-name="Times New Roman" fo:font-size="12pt" fo:language="en" fo:country="GB" style:font-size-asian="13.0500001907349pt" style:font-size-complex="13.0500001907349pt"/>
    </style:style>
    <style:style style:name="P3" style:family="paragraph" style:parent-style-name="Standard">
      <style:paragraph-properties fo:line-height="150%"/>
      <style:text-properties style:font-name="Times New Roman" fo:font-size="12pt" fo:language="en" fo:country="GB" style:font-size-asian="13.0500001907349pt" style:font-size-complex="13.0500001907349pt"/>
    </style:style>
    <style:style style:name="P4" style:family="paragraph" style:parent-style-name="Standard">
      <style:paragraph-properties fo:line-height="150%"/>
      <style:text-properties style:font-name="Times New Roman" fo:font-size="12pt" fo:language="en" fo:country="GB" style:font-size-asian="13.0500001907349pt" style:font-size-complex="13.0500001907349pt"/>
    </style:style>
    <style:style style:name="P5" style:family="paragraph" style:parent-style-name="Standard">
      <style:paragraph-properties fo:line-height="150%"/>
    </style:style>
    <style:style style:name="T1" style:family="text">
      <style:text-properties style:font-name="Times New Roman" fo:font-size="12pt" fo:language="en" fo:country="GB" style:font-size-asian="13.0500001907349pt" style:font-size-complex="13.0500001907349pt"/>
    </style:style>
    <style:style style:name="T2" style:family="text">
      <style:text-properties fo:color="#000000" style:font-name="Times New Roman" fo:font-size="12pt" fo:language="en" fo:country="GB"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lm review of “Finding Neverland.”</text:p>
      <text:p text:style-name="P3">By Torstein S Ølberg.</text:p>
      <text:p text:style-name="P3">Year of release 2004.</text:p>
      <text:p text:style-name="P3">Genre drama, children's classic.</text:p>
      <text:p text:style-name="P3">Director Marc Forster</text:p>
      <text:p text:style-name="P3">Main actors Johnny Depp, Kate Winslet and Julie Christie.</text:p>
      <text:p text:style-name="P2"/>
      <text:p text:style-name="P3">The film “Finding Neverland” starts in a theatre in London. James. M. Barry's, a childish man with a good amount of fantasy and imagination, play is about to be shown. James himself is there to behind the scene. He is hoping that the play will be good, but that is not the case. The play begins and it is a fail. From the face of the ordinance he can see that they think it is boring. The next day he is going to the park to get inspiration for his next play as he always does. That day he meets the Llewellyn Davies family. The children's father died a long time ago, but there mother is still trying to raise them up. The days after, they play together in the park. One of the boys, Peter,who is very realistic, and really effected by the fact that his father is dead. He dosen't believe in the things James tells them. James tells his wife about the the family, and she wants to invite them to dinner, because there grand mother is well known among people. When they it the next day, together with the Llewellyn Davies family, James plays with the children, and jokes away Mrs. Barry's try on doing a god first impression, but he doesn’t seem to care. He continues to play with the Llewelyn Davies family at there home, but their grandmother have come for a visit, and she don't like that <text:s/>he plays so childish. James get inspired to write a play about it, but Mrs Barrie is so angry, she wants to leave him. That is when Miss Llewelyn gets ill, and she is refusing to go to a doctor. If you want to know the rest, go watch the film. </text:p>
      <text:p text:style-name="P3"/>
      <text:p text:style-name="P5"><text:span text:style-name="T1">My </text:span><text:span text:style-name="T2">opinion is that the film is good. It is engaging and it makes you follow the story through. It has a funny mood over it, but it can get serious to. I think it makes it a film for both youth and grown ups. The English isn't hard to understand most of the time, but some times it can be difficult. It is a classic English film, from 2004, directed by Marc Forster. It has very few special effects, but they have used many costumes and scene switches that makes you understand you are a part of his imagin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nb" fo:country="NO"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09T10:09:58.08</meta:creation-date>
    <dc:date>2012-02-09T21:16:08.32</dc:date>
    <meta:editing-duration>PT1H36M44S</meta:editing-duration>
    <meta:editing-cycles>4</meta:editing-cycles>
    <meta:generator>OpenOffice.org/3.3$Win32 OpenOffice.org_project/330m20$Build-9567</meta:generator>
    <meta:document-statistic meta:table-count="0" meta:image-count="0" meta:object-count="0" meta:page-count="1" meta:paragraph-count="8" meta:word-count="426" meta:character-count="2236"/>
  </office:meta>
</office:document-meta>
</file>